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다운로드 페이지를 여시겠습니까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프로그램이 최신 버전인지 확인 중입니다... (1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코르도바가 최신 버전인지 확인 중입니다... (5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인터넷에 연결되어있지 않아 프로그램이 최신 상태인지 확인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현재 사용 중인 코르도바가 최신 버전이 아닙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최신 버전은 v{0} 버전이며 업데이트가 필요합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코르도바를 최신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cordova를 설치하고 있습니다. 잠시만 기다려주세요 (1분 이내)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코르도바 설치 및 업데이트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코르도바 설치 도중에 오류가 발생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현재 최신 버전의 코르도바를 사용하고 있습니다.</text:p>
          </table:table-cell>
          <table:table-cell office:value-type="string" calcext:value-type="string">
            <text:p>Cordova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/00/00</text:date>, <text:time style:data-style-name="N2" text:time-value="12:47:23.09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5T13:29:04.514000000</dc:date>
    <meta:editing-duration>PT1H2M42S</meta:editing-duration>
    <meta:editing-cycles>17</meta:editing-cycles>
    <meta:generator>LibreOffice/5.4.4.2$Windows_X86_64 LibreOffice_project/2524958677847fb3bb44820e40380acbe820f960</meta:generator>
    <meta:document-statistic meta:table-count="3" meta:cell-count="495" meta:object-count="0"/>
  </office:meta>
</office:document-meta>
</file>